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9297" officeooo:paragraph-rsid="001a9297"/>
    </style:style>
    <style:style style:name="P2" style:family="paragraph" style:parent-style-name="Standard">
      <style:text-properties officeooo:rsid="001e9fb3" officeooo:paragraph-rsid="001e9fb3"/>
    </style:style>
    <style:style style:name="P3" style:family="paragraph" style:parent-style-name="Standard">
      <style:text-properties officeooo:rsid="0020695a" officeooo:paragraph-rsid="0020695a"/>
    </style:style>
    <style:style style:name="P4" style:family="paragraph" style:parent-style-name="Standard">
      <style:text-properties style:font-name="Liberation Serif" fo:font-size="12pt" officeooo:rsid="0020695a" officeooo:paragraph-rsid="0020695a" style:font-size-asian="12pt" style:font-size-complex="12pt"/>
    </style:style>
    <style:style style:name="P5" style:family="paragraph" style:parent-style-name="Standard">
      <style:text-properties style:font-name="Liberation Serif" fo:font-size="12pt" officeooo:rsid="0020796d" officeooo:paragraph-rsid="0020796d" style:font-size-asian="12pt" style:font-size-complex="12pt"/>
    </style:style>
    <style:style style:name="P6" style:family="paragraph" style:parent-style-name="Standard">
      <style:text-properties style:font-name="Liberation Serif" fo:font-size="12pt" fo:font-weight="bold" officeooo:rsid="0020796d" officeooo:paragraph-rsid="0020796d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Liberation Serif" fo:font-size="12pt" fo:font-weight="bold" officeooo:rsid="0021326f" officeooo:paragraph-rsid="0021326f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Liberation Serif" fo:font-size="12pt" fo:font-weight="bold" officeooo:rsid="00252c1b" officeooo:paragraph-rsid="00252c1b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Liberation Serif" fo:font-size="12pt" fo:font-weight="bold" officeooo:rsid="00228609" officeooo:paragraph-rsid="00228609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Liberation Serif" fo:font-size="12pt" fo:font-weight="bold" officeooo:rsid="00268d96" officeooo:paragraph-rsid="00268d96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Liberation Serif" fo:font-size="12pt" fo:font-weight="bold" officeooo:rsid="0028a744" officeooo:paragraph-rsid="0028a744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Liberation Serif" fo:font-size="12pt" fo:font-weight="normal" officeooo:rsid="0020796d" officeooo:paragraph-rsid="0020796d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21326f" officeooo:paragraph-rsid="0021326f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228609" officeooo:paragraph-rsid="00228609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23e211" officeooo:paragraph-rsid="0023e211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252c1b" officeooo:paragraph-rsid="00252c1b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272c9c" officeooo:paragraph-rsid="00272c9c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27aeaf" officeooo:paragraph-rsid="0027aeaf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28a744" officeooo:paragraph-rsid="0028a744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2a9e92" officeooo:paragraph-rsid="002a9e92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2ba238" officeooo:paragraph-rsid="002ba238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font-weight="normal" officeooo:rsid="002ce726" officeooo:paragraph-rsid="002ce72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weight="bold" officeooo:rsid="0020695a" officeooo:paragraph-rsid="0020695a" style:font-weight-asian="bold" style:font-weight-complex="bold"/>
    </style:style>
    <style:style style:name="P24" style:family="paragraph" style:parent-style-name="Standard">
      <style:text-properties fo:font-weight="bold" officeooo:rsid="00268d96" officeooo:paragraph-rsid="00268d96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68d96"/>
    </style:style>
    <style:style style:name="T3" style:family="text">
      <style:text-properties style:text-position="0% 100%"/>
    </style:style>
    <style:style style:name="T4" style:family="text">
      <style:text-properties officeooo:rsid="001c84e2"/>
    </style:style>
    <style:style style:name="T5" style:family="text">
      <style:text-properties officeooo:rsid="001e9fb3"/>
    </style:style>
    <style:style style:name="T6" style:family="text">
      <style:text-properties officeooo:rsid="0022e4e8"/>
    </style:style>
    <style:style style:name="T7" style:family="text">
      <style:text-properties officeooo:rsid="00268d9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MP9139M - Research Methods Monday 20<text:span text:style-name="T1">th</text:span> June 2022</text:p>
      <text:p text:style-name="P1"/>
      <text:p text:style-name="P24"><text:span text:style-name="T7">Part 1: </text:span><text:span text:style-name="T4">Lecture 1: </text:span>Introduction and human <text:span text:style-name="T5">T</text:span>esting</text:p>
      <text:p text:style-name="P1"/>
      <text:p text:style-name="P2">We will be learning SPSS (propitiatory software) for statistical analysis</text:p>
      <text:p text:style-name="P2">Python can also be used</text:p>
      <text:p text:style-name="P2">R – statistical tool</text:p>
      <text:p text:style-name="P2"/>
      <text:p text:style-name="P3">What is research?</text:p>
      <text:p text:style-name="P3"/>
      <text:p text:style-name="P23">Originality</text:p>
      <text:p text:style-name="P3"/>
      <text:p text:style-name="P3">Carrying out empirical work that hasn’t been done before</text:p>
      <text:p text:style-name="P3">Application of a project to a new domain can be novel.</text:p>
      <text:p text:style-name="P3">Applying something from one research field to a different research field.</text:p>
      <text:p text:style-name="P4"><text:bookmark text:name="page59R_mcid2"/>Ways to be original (Phillips, 1993):<text:bookmark text:name="page59R_mcid3"/><text:line-break/>• carrying out empirical work that hasn’t been done before;<text:bookmark text:name="page59R_mcid4"/><text:line-break/>• making a synthesis that hasn’t been made before;<text:bookmark text:name="page59R_mcid5"/><text:line-break/>• using already known material but with a new interpretation;<text:bookmark text:name="page59R_mcid6"/><text:line-break/>• taking a particular technique and applying it to a new area;<text:bookmark text:name="page59R_mcid7"/><text:line-break/>• bringing new evidence to bear on an old issue;<text:bookmark text:name="page59R_mcid8"/><text:line-break/>• being cross-disciplinary and using different methodologies;<text:bookmark text:name="page59R_mcid9"/><text:line-break/>• looking at areas that people in the discipline haven’t looked at<text:line-break/>before;<text:bookmark text:name="page59R_mcid10"/><text:line-break/>• adding to knowledge in a way that hasn’t been done before.</text:p>
      <text:p text:style-name="P4"/>
      <text:p text:style-name="P6"><text:bookmark text:name="page61R_mcid1"/><text:bookmark text:name="page61R_mcid0"/>A circular process…</text:p>
      <text:p text:style-name="P5"><text:bookmark text:name="page61R_mcid2"/><text:line-break/>• “research will often uncover more questions than<text:line-break/>it answers and, hence, the research process can<text:line-break/>begin again by trying to answer these new found-<text:line-break/>questions”<text:bookmark text:name="page61R_mcid3"/><text:line-break/>• Rudestam &amp; Newton (1992): Research Wheel<text:bookmark text:name="page61R_mcid4"/><text:line-break/>• a recursive cycle of steps that are repeated over time<text:bookmark text:name="page61R_mcid5"/><text:line-break/>“Engineering approach”:<text:bookmark text:name="page61R_mcid6"/><text:line-break/>1. Observe existing solutions<text:bookmark text:name="page61R_mcid7"/><text:line-break/>2. Propose better solutions<text:bookmark text:name="page61R_mcid8"/><text:line-break/>3. Build or develop better solution<text:bookmark text:name="page61R_mcid9"/><text:line-break/>4. Measure, analyse and evaluate<text:bookmark text:name="page61R_mcid10"/><text:line-break/>5. Repeat until required performance achieved / project finished</text:p>
      <text:p text:style-name="P5"/>
      <text:p text:style-name="P5">You many end up raising more questions than answering… this could be a driving force for new research and is a sign that something meaningful has been done.</text:p>
      <text:p text:style-name="P5"/>
      <text:p text:style-name="P6">Characteristics of good research</text:p>
      <text:p text:style-name="P6"/>
      <text:p text:style-name="P12">Researchers generalize and specify limits on their generelisations.</text:p>
      <text:p text:style-name="P12"/>
      <text:p text:style-name="P12"/>
      <text:p text:style-name="P6"><text:soft-page-break/>Defining the “Research Question”</text:p>
      <text:p text:style-name="P6"/>
      <text:p text:style-name="P12"><text:bookmark text:name="page73R_mcid2"/>Define a “research question”, which should be as specific as<text:line-break/>possible<text:bookmark text:name="page73R_mcid3"/><text:line-break/>• Example:<text:bookmark text:name="page73R_mcid4"/><text:line-break/>• The problem: poor user interfaces.<text:bookmark text:name="page73R_mcid5"/><text:line-break/>• Bad question: “what is a good user interface?”<text:bookmark text:name="page73R_mcid6"/><text:line-break/>• Better question: “what are the factors that should be<text:line-break/>considered in developing a user interface to a library<text:line-break/>catalogue for elderly people?”<text:bookmark text:name="page73R_mcid7"/><text:line-break/>• A research question is often (re-)formulated as a hypothesis:<text:bookmark text:name="page73R_mcid8"/><text:line-break/>• A formal statement made for the purpose of being<text:line-break/>tested<text:bookmark text:name="page73R_mcid9"/><text:line-break/>• Should be falsifiable (Popper)</text:p>
      <text:p text:style-name="P13"/>
      <text:p text:style-name="P7">The scientific Method</text:p>
      <text:p text:style-name="P12"/>
      <text:p text:style-name="P13">Theories can be proven wrong. Therefore research questions should be stated in a way that they can be proven to be wrong.</text:p>
      <text:p text:style-name="P16"/>
      <text:p text:style-name="P8">Hypothesis formulation</text:p>
      <text:p text:style-name="P12"/>
      <text:p text:style-name="P12"><text:bookmark text:name="page145R_mcid2"/>A good hypothesis often contains 2 concepts and<text:line-break/>proposes a relationship between them<text:bookmark text:name="page145R_mcid3"/><text:line-break/>• e.g. “Smoking causes cancer”<text:bookmark text:name="page145R_mcid4"/><text:line-break/>• Concepts – must be clear, identifiable, objective and<text:line-break/>measurable so that variations in the relationship can<text:line-break/>also be tested<text:bookmark text:name="page145R_mcid5"/><text:line-break/>• Independent variable – manipulated (“presumed<text:line-break/>cause”)<text:bookmark text:name="page145R_mcid6"/><text:line-break/>• Dependent variable – observed (“presumed effect”)</text:p>
      <text:p text:style-name="P12"/>
      <text:p text:style-name="P9">Module assessment</text:p>
      <text:p text:style-name="P14"/>
      <text:p text:style-name="P14">Two assessment items for this module:</text:p>
      <text:p text:style-name="P14">Ethics approval application 0% of module grade, but must have this approved)</text:p>
      <text:p text:style-name="P14">Using the Lincoln Ethics application system (LEAS) – <text:span text:style-name="T6">due next week, </text:span><text:span text:style-name="T7">30th</text:span></text:p>
      <text:p text:style-name="P14">Workshop tutorial and support next week.</text:p>
      <text:p text:style-name="P14"/>
      <text:p text:style-name="P15">Research report on a chosen dataset (100% of module grade)</text:p>
      <text:p text:style-name="P15">Search for and decide upon a dataset to use</text:p>
      <text:p text:style-name="P15">Formulate appropriate research questions with this</text:p>
      <text:p text:style-name="P15">Analyse the dataset to address the hypothesis</text:p>
      <text:p text:style-name="P15">Appropriate write-up of this in a scientific report: describe, justify, analyse and discuss., <text:span text:style-name="T7">due week after the 7</text:span><text:span text:style-name="T2">th</text:span><text:span text:style-name="T7"> July.</text:span></text:p>
      <text:p text:style-name="P15"/>
      <text:p text:style-name="P15"/>
      <text:p text:style-name="P15"/>
      <text:p text:style-name="P15"/>
      <text:p text:style-name="P10"><text:soft-page-break/>Part 2 : Human Testing</text:p>
      <text:p text:style-name="P10"/>
      <text:p text:style-name="P10">Why is research with Human Participants relevant to Computer Science?</text:p>
      <text:p text:style-name="P10"/>
      <text:p text:style-name="P17">Social cognition</text:p>
      <text:p text:style-name="P17"/>
      <text:p text:style-name="P17">How people process, store and apply information about other people and social situations.</text:p>
      <text:p text:style-name="P17"/>
      <text:p text:style-name="P17">Decisions are often made based on stereotypes, biases, social rules, power relationships and expectations.</text:p>
      <text:p text:style-name="P17"/>
      <text:p text:style-name="P17">People are not always honest even when they do not intentionally want to lie</text:p>
      <text:p text:style-name="P17">The main driver of social behaviour is to be liked by others.</text:p>
      <text:p text:style-name="P17"/>
      <text:p text:style-name="P18">Social desirability bias/ Courtesy bias</text:p>
      <text:p text:style-name="P18"/>
      <text:p text:style-name="P18">people being kinder because they don’t want to hurt someone’s feelings.</text:p>
      <text:p text:style-name="P18">This can be mitigated by asking people to be brutally honest.</text:p>
      <text:p text:style-name="P18"/>
      <text:p text:style-name="P11">Framing Effect</text:p>
      <text:p text:style-name="P19"/>
      <text:p text:style-name="P20">The way in which something is framed can affect people’s opinions and assumptions about it.</text:p>
      <text:p text:style-name="P20"/>
      <text:p text:style-name="P21">DECIDE – choose the evaluation paradigm</text:p>
      <text:p text:style-name="P21"/>
      <text:p text:style-name="P22">Determine the goal</text:p>
      <text:p text:style-name="P22">Explore specific evaluation questions</text:p>
      <text:p text:style-name="P22">Choose the evaluation paradigm and techniques to answer the questions</text:p>
      <text:p text:style-name="P22">Identify the particular issues</text:p>
      <text:p text:style-name="P22">Decide how to deal with the ethical issues</text:p>
      <text:p text:style-name="P22">Evaluate, interpret and present the dat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0T09:56:24.605561093</meta:creation-date>
    <dc:date>2022-06-20T12:00:42.358104258</dc:date>
    <meta:editing-duration>PT40M52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3" meta:paragraph-count="51" meta:word-count="674" meta:character-count="4251" meta:non-whitespace-character-count="3621"/>
  </office:meta>
</office:document-meta>
</file>